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line-height="100%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Heading_20_3">
      <style:paragraph-properties fo:line-height="100%"/>
      <style:text-properties officeooo:paragraph-rsid="000b5a9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  <style:text-properties officeooo:paragraph-rsid="000b5a9b"/>
    </style:style>
    <style:style style:name="P5" style:family="paragraph" style:parent-style-name="Preformatted_20_Text">
      <style:paragraph-properties fo:margin-left="0cm" fo:margin-right="0cm" fo:line-height="100%" fo:text-indent="0cm" style:auto-text-indent="false" style:writing-mode="lr-tb"/>
      <style:text-properties officeooo:paragraph-rsid="000b5a9b"/>
    </style:style>
    <style:style style:name="P6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b5a9b"/>
    </style:style>
    <style:style style:name="P7" style:family="paragraph" style:parent-style-name="Preformatted_20_Text">
      <style:paragraph-properties fo:line-height="100%" style:writing-mode="lr-tb"/>
      <style:text-properties officeooo:paragraph-rsid="000b5a9b"/>
    </style:style>
    <style:style style:name="P8" style:family="paragraph" style:parent-style-name="Horizontal_20_Line">
      <style:paragraph-properties fo:line-height="100%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line-height="100%" fo:text-indent="0cm" style:auto-text-indent="false" style:writing-mode="lr-tb"/>
    </style:style>
    <style:style style:name="P11" style:family="paragraph" style:parent-style-name="Preformatted_20_Text">
      <style:paragraph-properties fo:line-height="100%" style:writing-mode="lr-tb"/>
    </style:style>
    <style:style style:name="P12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d190c"/>
    </style:style>
    <style:style style:name="P13" style:family="paragraph" style:parent-style-name="Preformatted_20_Text">
      <style:paragraph-properties fo:line-height="100%" style:writing-mode="lr-tb"/>
      <style:text-properties officeooo:paragraph-rsid="000d190c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paragraph-properties fo:line-height="100%" fo:text-align="start" style:justify-single-word="false"/>
      <style:text-properties officeooo:rsid="000b5a9b" officeooo:paragraph-rsid="000b5a9b"/>
    </style:style>
    <style:style style:name="P16" style:family="paragraph" style:parent-style-name="Preformatted_20_Text">
      <style:paragraph-properties fo:margin-top="0cm" fo:margin-bottom="0.499cm" style:contextual-spacing="false" fo:line-height="100%" style:writing-mode="lr-tb"/>
      <style:text-properties fo:font-size="14pt" fo:font-weight="bold" officeooo:rsid="000b5a9b" officeooo:paragraph-rsid="000d190c" style:font-size-asian="14pt" style:font-weight-asian="bold" style:font-size-complex="14pt" style:font-weight-complex="bold"/>
    </style:style>
    <style:style style:name="P17" style:family="paragraph" style:parent-style-name="Heading_20_3">
      <style:paragraph-properties fo:line-height="100%"/>
      <style:text-properties officeooo:rsid="000deed0" officeooo:paragraph-rsid="000deed0"/>
    </style:style>
    <style:style style:name="P18" style:family="paragraph" style:parent-style-name="Text_20_body">
      <style:paragraph-properties fo:line-height="100%"/>
      <style:text-properties officeooo:rsid="000deed0" officeooo:paragraph-rsid="000deed0"/>
    </style:style>
    <style:style style:name="P19" style:family="paragraph" style:parent-style-name="Text_20_body">
      <style:paragraph-properties fo:line-height="100%" fo:text-align="start" style:justify-single-word="false"/>
      <style:text-properties fo:font-weight="bold" officeooo:rsid="000f25cf" officeooo:paragraph-rsid="000f25cf" style:font-weight-asian="bold" style:font-weight-complex="bold"/>
    </style:style>
    <style:style style:name="P20" style:family="paragraph" style:parent-style-name="Text_20_body">
      <style:paragraph-properties fo:line-height="100%" fo:text-align="start" style:justify-single-word="false"/>
      <style:text-properties fo:font-weight="bold" officeooo:rsid="000f25cf" officeooo:paragraph-rsid="000fd15d" style:font-weight-asian="bold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fo:font-weight="bold" officeooo:rsid="001086b8" officeooo:paragraph-rsid="001086b8" style:font-weight-asian="bold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fo:font-weight="bold" officeooo:rsid="0011d267" officeooo:paragraph-rsid="0011d267" style:font-weight-asian="bold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fo:font-weight="normal" officeooo:rsid="000f25cf" officeooo:paragraph-rsid="000f25cf" style:font-weight-asian="normal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fo:font-weight="normal" officeooo:rsid="000fd15d" officeooo:paragraph-rsid="000fd15d" style:font-weight-asian="normal" style:font-weight-complex="normal"/>
    </style:style>
    <style:style style:name="P25" style:family="paragraph" style:parent-style-name="Text_20_body">
      <style:paragraph-properties fo:line-height="100%" fo:text-align="start" style:justify-single-word="false"/>
      <style:text-properties fo:font-weight="normal" officeooo:rsid="001086b8" officeooo:paragraph-rsid="001086b8" style:font-weight-asian="normal" style:font-weight-complex="normal"/>
    </style:style>
    <style:style style:name="P26" style:family="paragraph" style:parent-style-name="Text_20_body">
      <style:paragraph-properties fo:line-height="100%" fo:text-align="start" style:justify-single-word="false"/>
      <style:text-properties fo:font-weight="normal" officeooo:rsid="0011d267" officeooo:paragraph-rsid="0011d267" style:font-weight-asian="normal" style:font-weight-complex="normal"/>
    </style:style>
    <style:style style:name="P27" style:family="paragraph" style:parent-style-name="Heading_20_1">
      <style:paragraph-properties fo:line-height="100%" fo:text-align="center" style:justify-single-word="false"/>
      <style:text-properties fo:font-weight="normal" officeooo:rsid="001086b8" officeooo:paragraph-rsid="0007a970" style:font-weight-asian="normal" style:font-weight-complex="normal"/>
    </style:style>
    <style:style style:name="P2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0" style:family="paragraph" style:parent-style-name="Preformatted_20_Text">
      <style:paragraph-properties style:writing-mode="lr-tb"/>
    </style:style>
    <style:style style:name="P31" style:family="paragraph" style:parent-style-name="Preformatted_20_Text">
      <style:paragraph-properties fo:margin-top="0cm" fo:margin-bottom="0.499cm" style:contextual-spacing="false" style:writing-mode="lr-tb"/>
    </style:style>
    <style:style style:name="P32" style:family="paragraph" style:parent-style-name="Text_20_body" style:list-style-name="L1">
      <style:paragraph-properties fo:line-height="100%"/>
    </style:style>
    <style:style style:name="P33" style:family="paragraph" style:parent-style-name="Text_20_body" style:list-style-name="L2">
      <style:paragraph-properties fo:line-height="100%"/>
    </style:style>
    <style:style style:name="P34" style:family="paragraph" style:parent-style-name="Text_20_body" style:list-style-name="L3">
      <style:paragraph-properties fo:line-height="100%"/>
    </style:style>
    <style:style style:name="P35" style:family="paragraph" style:parent-style-name="Text_20_body" style:list-style-name="L4">
      <style:paragraph-properties fo:line-height="100%"/>
    </style:style>
    <style:style style:name="P36" style:family="paragraph" style:parent-style-name="Text_20_body" style:list-style-name="L5">
      <style:paragraph-properties fo:line-height="100%"/>
    </style:style>
    <style:style style:name="P37" style:family="paragraph" style:parent-style-name="Text_20_body" style:list-style-name="L6">
      <style:paragraph-properties fo:line-height="100%"/>
    </style:style>
    <style:style style:name="P38" style:family="paragraph" style:parent-style-name="Text_20_body" style:list-style-name="L7">
      <style:paragraph-properties fo:line-height="100%"/>
    </style:style>
    <style:style style:name="P39" style:family="paragraph" style:parent-style-name="Text_20_body" style:list-style-name="L8">
      <style:paragraph-properties fo:line-height="100%"/>
    </style:style>
    <style:style style:name="P40" style:family="paragraph" style:parent-style-name="Text_20_body">
      <style:paragraph-properties fo:line-height="100%" fo:text-align="center" style:justify-single-word="false"/>
      <style:text-properties fo:font-weight="normal" officeooo:rsid="001086b8" officeooo:paragraph-rsid="0007a970" style:font-weight-asian="normal" style:font-weight-complex="normal"/>
    </style:style>
    <style:style style:name="P41" style:family="paragraph" style:parent-style-name="Text_20_body" style:list-style-name="L9"/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2"/>
    <style:style style:name="P45" style:family="paragraph" style:parent-style-name="Text_20_body" style:list-style-name="L13"/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P48" style:family="paragraph" style:parent-style-name="Text_20_body" style:list-style-name="L16"/>
    <style:style style:name="P49" style:family="paragraph" style:parent-style-name="Text_20_body" style:list-style-name="L17"/>
    <style:style style:name="T1" style:family="text">
      <style:text-properties officeooo:rsid="000b5a9b"/>
    </style:style>
    <style:style style:name="T2" style:family="text">
      <style:text-properties officeooo:rsid="000d190c"/>
    </style:style>
    <style:style style:name="T3" style:family="text">
      <style:text-properties officeooo:rsid="000deed0"/>
    </style:style>
    <style:style style:name="T4" style:family="text">
      <style:text-properties officeooo:rsid="000fd15d"/>
    </style:style>
    <style:style style:name="T5" style:family="text">
      <style:text-properties officeooo:rsid="0011d2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📚 Banco de Dados — Introdução ao SQL</text:h>
      <text:p text:style-name="Horizontal_20_Line"/>
      <text:h text:style-name="Heading_20_2" text:outline-level="2">✅ O que é SQL?</text:h>
      <text:p text:style-name="Text_20_body"><text:span text:style-name="Strong_20_Emphasis">SQL (Structured Query Language)</text:span> é a linguagem padrão utilizada para gerenciamento e manipulação de bancos de dados relacionais.<text:line-break/>Com ela, é possível:</text:p>
      <text:list text:style-name="L9">
        <text:list-item>
          <text:p text:style-name="P41">Criar e estruturar bancos de dados e tabelas</text:p>
        </text:list-item>
        <text:list-item>
          <text:p text:style-name="P41">Inserir, consultar, atualizar e deletar dados</text:p>
        </text:list-item>
        <text:list-item>
          <text:p text:style-name="P41">Controlar acesso e permissões</text:p>
        </text:list-item>
        <text:list-item>
          <text:p text:style-name="P41">Realizar análises com consultas avançadas</text:p>
        </text:list-item>
      </text:list>
      <text:p text:style-name="Horizontal_20_Line"/>
      <text:h text:style-name="Heading_20_2" text:outline-level="2">🔤 Tipos de Dados Primitivos</text:h>
      <text:h text:style-name="Heading_20_3" text:outline-level="3">🔢 Numéricos</text:h>
      <text:list text:style-name="L10">
        <text:list-item>
          <text:p text:style-name="P42"><text:span text:style-name="Strong_20_Emphasis">INT, INTEGER</text:span> – Números inteiros (ex: <text:span text:style-name="Source_20_Text">1</text:span>, <text:span text:style-name="Source_20_Text">100</text:span>, <text:span text:style-name="Source_20_Text">-42</text:span>)</text:p>
        </text:list-item>
        <text:list-item>
          <text:p text:style-name="P42"><text:span text:style-name="Strong_20_Emphasis">FLOAT, DOUBLE</text:span> – Números com ponto flutuante (ex: <text:span text:style-name="Source_20_Text">3.14</text:span>, <text:span text:style-name="Source_20_Text">-0.99</text:span>)</text:p>
        </text:list-item>
        <text:list-item>
          <text:p text:style-name="P42"><text:span text:style-name="Strong_20_Emphasis">DECIMAL(p, s)</text:span> – Números com precisão e escala fixas (ex: <text:span text:style-name="Source_20_Text">DECIMAL(5,2)</text:span> → até 999.99)</text:p>
        </text:list-item>
      </text:list>
      <text:h text:style-name="Heading_20_3" text:outline-level="3">🟢 Booleano (Lógico)</text:h>
      <text:list text:style-name="L11">
        <text:list-item>
          <text:p text:style-name="P43"><text:span text:style-name="Strong_20_Emphasis">BOOLEAN</text:span> – Representa valores lógicos: <text:span text:style-name="Source_20_Text">TRUE</text:span> ou <text:span text:style-name="Source_20_Text">FALSE</text:span></text:p>
        </text:list-item>
      </text:list>
      <text:h text:style-name="Heading_20_3" text:outline-level="3">🕒 Data e Tempo</text:h>
      <text:list text:style-name="L12">
        <text:list-item>
          <text:p text:style-name="P44"><text:span text:style-name="Strong_20_Emphasis">DATE</text:span> – Apenas a data (ex: <text:span text:style-name="Source_20_Text">'2025-06-26'</text:span>)</text:p>
        </text:list-item>
        <text:list-item>
          <text:p text:style-name="P44"><text:span text:style-name="Strong_20_Emphasis">DATETIME</text:span> – Data e hora (ex: <text:span text:style-name="Source_20_Text">'2025-06-26 14:30:00'</text:span>)</text:p>
        </text:list-item>
        <text:list-item>
          <text:p text:style-name="P44"><text:span text:style-name="Strong_20_Emphasis">TIMESTAMP</text:span> – Data/hora com fuso horário e precisão de alterações</text:p>
        </text:list-item>
      </text:list>
      <text:h text:style-name="Heading_20_3" text:outline-level="3">🔡 Literais (Texto Curto)</text:h>
      <text:list text:style-name="L13">
        <text:list-item>
          <text:p text:style-name="P45"><text:span text:style-name="Strong_20_Emphasis">CHAR(n)</text:span> – Texto de comprimento fixo (ex: <text:span text:style-name="Source_20_Text">CHAR(5)</text:span>)</text:p>
        </text:list-item>
        <text:list-item>
          <text:p text:style-name="P45"><text:span text:style-name="Strong_20_Emphasis">VARCHAR(n)</text:span> – Texto de comprimento variável (ex: <text:span text:style-name="Source_20_Text">VARCHAR(100)</text:span>)</text:p>
        </text:list-item>
      </text:list>
      <text:h text:style-name="Heading_20_3" text:outline-level="3">📃 Texto Longo</text:h>
      <text:list text:style-name="L14">
        <text:list-item>
          <text:p text:style-name="P46"><text:span text:style-name="Strong_20_Emphasis">TEXT, MEDIUMTEXT, LONGTEXT</text:span> – Para grandes quantidades de texto</text:p>
        </text:list-item>
      </text:list>
      <text:h text:style-name="Heading_20_3" text:outline-level="3"><text:soft-page-break/>💾 Binário</text:h>
      <text:list text:style-name="L15">
        <text:list-item>
          <text:p text:style-name="P47"><text:span text:style-name="Strong_20_Emphasis">BLOB, MEDIUMBLOB, LONGBLOB</text:span> – Armazenam dados binários (ex: imagens, arquivos)</text:p>
        </text:list-item>
      </text:list>
      <text:h text:style-name="Heading_20_3" text:outline-level="3">📦 Coleções</text:h>
      <text:list text:style-name="L16">
        <text:list-item>
          <text:p text:style-name="P48"><text:span text:style-name="Strong_20_Emphasis">ENUM</text:span> – Lista de valores fixos (ex: <text:span text:style-name="Source_20_Text">'M'</text:span>, <text:span text:style-name="Source_20_Text">'F'</text:span>, <text:span text:style-name="Source_20_Text">'Outro'</text:span>)</text:p>
        </text:list-item>
        <text:list-item>
          <text:p text:style-name="P48"><text:span text:style-name="Strong_20_Emphasis">SET</text:span> – Conjunto de valores permitidos (aceita múltiplas seleções)</text:p>
        </text:list-item>
      </text:list>
      <text:h text:style-name="Heading_20_3" text:outline-level="3">🌍 Tipos Especiais</text:h>
      <text:list text:style-name="L17">
        <text:list-item>
          <text:p text:style-name="P49"><text:span text:style-name="Strong_20_Emphasis">POINT, GEOMETRY</text:span> – Tipos para dados espaciais (como coordenadas geográficas)</text:p>
        </text:list-item>
      </text:list>
      <text:p text:style-name="Horizontal_20_Line"/>
      <text:h text:style-name="Heading_20_2" text:outline-level="2">🛠️ Comandos Básicos de SQL</text:h>
      <text:h text:style-name="Heading_20_3" text:outline-level="3">🔧 Criar um Banco de Dados</text:h>
      <text:p text:style-name="Preformatted_20_Text"/>
      <text:p text:style-name="P28"><text:span text:style-name="Source_20_Text">CREATE DATABASE nome_do_banco</text:span></text:p>
      <text:p text:style-name="P30"><text:span text:style-name="Source_20_Text">DEFAULT CHARACTER SET utf8</text:span></text:p>
      <text:p text:style-name="P31"><text:span text:style-name="Source_20_Text">DEFAULT COLLATE utf8_general_ci;</text:span></text:p>
      <text:h text:style-name="Heading_20_3" text:outline-level="3">📋 Criar uma Tabela</text:h>
      <text:p text:style-name="Preformatted_20_Text"/>
      <text:p text:style-name="P28"><text:span text:style-name="Source_20_Text">CREATE TABLE pessoas (</text:span></text:p>
      <text:p text:style-name="P30"><text:span text:style-name="Source_20_Text"><text:s text:c="2"/>nome VARCHAR(30),</text:span></text:p>
      <text:p text:style-name="P30"><text:span text:style-name="Source_20_Text"><text:s text:c="2"/>idade INT,</text:span></text:p>
      <text:p text:style-name="P30"><text:span text:style-name="Source_20_Text"><text:s text:c="2"/>sexo CHAR(1),</text:span></text:p>
      <text:p text:style-name="P30"><text:span text:style-name="Source_20_Text"><text:s text:c="2"/>peso FLOAT,</text:span></text:p>
      <text:p text:style-name="P30"><text:span text:style-name="Source_20_Text"><text:s text:c="2"/>altura FLOAT,</text:span></text:p>
      <text:p text:style-name="P30"><text:span text:style-name="Source_20_Text"><text:s text:c="2"/>nacionalidade VARCHAR(20)</text:span></text:p>
      <text:p text:style-name="P31"><text:span text:style-name="Source_20_Text">);</text:span></text:p>
      <text:h text:style-name="Heading_20_3" text:outline-level="3">🧹 Apagar o Banco de Dados</text:h>
      <text:p text:style-name="Preformatted_20_Text"/>
      <text:p text:style-name="P29"><text:span text:style-name="Source_20_Text">DROP DATABASE nome_do_banco;</text:span></text:p>
      <text:h text:style-name="Heading_20_3" text:outline-level="3">📋 Criar uma Tabela (Versão 2)</text:h>
      <text:p text:style-name="Preformatted_20_Text"/>
      <text:p text:style-name="P28"><text:span text:style-name="Source_20_Text">CREATE TABLE pessoas (</text:span></text:p>
      <text:p text:style-name="P30"><text:span text:style-name="Source_20_Text"><text:s text:c="2"/>id INT NOT NULL AUTO_INCREMENT,</text:span></text:p>
      <text:p text:style-name="P30"><text:span text:style-name="Source_20_Text"><text:s text:c="2"/>nome VARCHAR(30) NOT NULL,</text:span></text:p>
      <text:p text:style-name="P30"><text:span text:style-name="Source_20_Text"><text:s text:c="2"/>nascimento DATE,</text:span></text:p>
      <text:p text:style-name="P30"><text:span text:style-name="Source_20_Text"><text:s text:c="2"/>sexo ENUM('M', 'F'),</text:span></text:p>
      <text:p text:style-name="P30"><text:span text:style-name="Source_20_Text"><text:s text:c="2"/>peso DECIMAL(5,2),</text:span></text:p>
      <text:p text:style-name="P30"><text:span text:style-name="Source_20_Text"><text:s text:c="2"/>altura DECIMAL(3,2),</text:span></text:p>
      <text:p text:style-name="P30"><text:span text:style-name="Source_20_Text"><text:s text:c="2"/>nacionalidade VARCHAR(20) DEFAULT 'Brasil',</text:span></text:p>
      <text:p text:style-name="P30"><text:span text:style-name="Source_20_Text"><text:s text:c="2"/>PRIMARY KEY (id)</text:span></text:p>
      <text:p text:style-name="P31"><text:span text:style-name="Source_20_Text">) DEFAULT CHARSET = utf8;</text:span></text:p>
      <text:p text:style-name="Horizontal_20_Line"/>
      <text:h text:style-name="Heading_20_2" text:outline-level="2"><text:soft-page-break/>➕ Inserir Dados</text:h>
      <text:p text:style-name="Preformatted_20_Text"/>
      <text:p text:style-name="P28"><text:span text:style-name="Source_20_Text">INSERT INTO pessoas </text:span></text:p>
      <text:p text:style-name="P30"><text:span text:style-name="Source_20_Text">(nome, nascimento, sexo, peso, altura, nacionalidade)</text:span></text:p>
      <text:p text:style-name="P30"><text:span text:style-name="Source_20_Text">VALUES</text:span></text:p>
      <text:p text:style-name="P31"><text:span text:style-name="Source_20_Text">('Karlos', '2005-04-08', 'M', 80, 1.75, 'Brasil');</text:span></text:p>
      <text:p text:style-name="Horizontal_20_Line"/>
      <text:h text:style-name="Heading_20_2" text:outline-level="2">🧱 Alterar Estrutura da Tabela</text:h>
      <text:h text:style-name="Heading_20_3" text:outline-level="3">➕ Adicionar Coluna</text:h>
      <text:p text:style-name="Preformatted_20_Text"/>
      <text:p text:style-name="P28"><text:span text:style-name="Source_20_Text">ALTER TABLE pessoas</text:span></text:p>
      <text:p text:style-name="P31"><text:span text:style-name="Source_20_Text">ADD COLUMN profissao VARCHAR(10);</text:span></text:p>
      <text:h text:style-name="Heading_20_3" text:outline-level="3">❌ Remover Coluna</text:h>
      <text:p text:style-name="Preformatted_20_Text"/>
      <text:p text:style-name="P28"><text:span text:style-name="Source_20_Text">ALTER TABLE pessoas</text:span></text:p>
      <text:p text:style-name="P31"><text:span text:style-name="Source_20_Text">DROP COLUMN profissao;</text:span></text:p>
      <text:h text:style-name="Heading_20_3" text:outline-level="3">✏️ Modificar Tipo da Coluna</text:h>
      <text:p text:style-name="Preformatted_20_Text"/>
      <text:p text:style-name="P28"><text:span text:style-name="Source_20_Text">ALTER TABLE pessoas</text:span></text:p>
      <text:p text:style-name="P31"><text:span text:style-name="Source_20_Text">MODIFY COLUMN profissao VARCHAR(20) NOT NULL DEFAULT '';</text:span></text:p>
      <text:h text:style-name="Heading_20_3" text:outline-level="3">🔄 Alterar Nome da Coluna</text:h>
      <text:p text:style-name="Preformatted_20_Text"/>
      <text:p text:style-name="P28"><text:span text:style-name="Source_20_Text">ALTER TABLE pessoas</text:span></text:p>
      <text:p text:style-name="P31"><text:span text:style-name="Source_20_Text">CHANGE COLUMN profissao prof VARCHAR(20);</text:span></text:p>
      <text:h text:style-name="Heading_20_3" text:outline-level="3">🏷️ Renomear Tabela</text:h>
      <text:p text:style-name="Preformatted_20_Text"/>
      <text:p text:style-name="P28"><text:span text:style-name="Source_20_Text">ALTER TABLE pessoas </text:span></text:p>
      <text:p text:style-name="P31"><text:span text:style-name="Source_20_Text">RENAME TO pessoinhas;</text:span></text:p>
      <text:h text:style-name="Heading_20_3" text:outline-level="3">🧨 Excluir Tabela</text:h>
      <text:p text:style-name="Preformatted_20_Text"/>
      <text:p text:style-name="P29"><text:span text:style-name="Source_20_Text">DROP TABLE IF EXISTS teste;</text:span></text:p>
      <text:p text:style-name="Horizontal_20_Line"/>
      <text:h text:style-name="Heading_20_2" text:outline-level="2">🗃️ Manipulação de Registros</text:h>
      <text:h text:style-name="Heading_20_3" text:outline-level="3">🔁 Atualizar Registros</text:h>
      <text:p text:style-name="Preformatted_20_Text"/>
      <text:p text:style-name="P28"><text:span text:style-name="Source_20_Text">UPDATE cursos </text:span></text:p>
      <text:p text:style-name="P30"><text:soft-page-break/><text:span text:style-name="Source_20_Text">SET nome = 'html5' </text:span></text:p>
      <text:p text:style-name="P31"><text:span text:style-name="Source_20_Text">WHERE id_curso = 1;</text:span></text:p>
      <text:h text:style-name="Heading_20_3" text:outline-level="3">❌ Deletar Registro</text:h>
      <text:p text:style-name="Preformatted_20_Text"/>
      <text:p text:style-name="P28"><text:span text:style-name="Source_20_Text">DELETE FROM cursos </text:span></text:p>
      <text:p text:style-name="P31"><text:span text:style-name="Source_20_Text">WHERE id_curso = 1;</text:span></text:p>
      <text:h text:style-name="Heading_20_3" text:outline-level="3">🧹 Deletar Todos os Registros</text:h>
      <text:p text:style-name="Preformatted_20_Text"/>
      <text:p text:style-name="P29"><text:span text:style-name="Source_20_Text">TRUNCATE TABLE cursos;</text:span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2:02:35.101345185</meta:creation-date>
    <dc:date>2025-07-04T18:45:43.883202677</dc:date>
    <meta:editing-duration>PT33M36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4" meta:paragraph-count="90" meta:word-count="434" meta:character-count="2762" meta:non-whitespace-character-count="2388"/>
  </office:meta>
</office:document-meta>
</file>